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2611in"/>
    </style:style>
    <style:style style:name="TableColumn3" style:family="table-column">
      <style:table-column-properties style:column-width="1.259in"/>
    </style:style>
    <style:style style:name="TableColumn4" style:family="table-column">
      <style:table-column-properties style:column-width="1.2541in"/>
    </style:style>
    <style:style style:name="TableColumn5" style:family="table-column">
      <style:table-column-properties style:column-width="1.2638in"/>
    </style:style>
    <style:style style:name="TableColumn6" style:family="table-column">
      <style:table-column-properties style:column-width="1.2548in"/>
    </style:style>
    <style:style style:name="Table1" style:family="table" style:master-page-name="MP0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Normal" style:family="paragraph">
      <style:paragraph-properties fo:break-before="page" fo:line-height="100%" fo:text-indent="0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line-height="100%" fo:text-indent="0in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line-height="100%" fo:text-indent="0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line-height="100%" fo:text-indent="0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line-height="100%" fo:text-indent="0in"/>
    </style:style>
    <style:style style:name="TableRow18" style:family="table-row">
      <style:table-row-properties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 fo:text-indent="0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 fo:text-indent="0in"/>
      <style:text-properties fo:language="en" fo:country="US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line-height="100%" fo:text-indent="0in"/>
      <style:text-properties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line-height="100%" fo:text-indent="0in"/>
      <style:text-properties fo:language="en" fo:country="US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line-height="100%" fo:text-indent="0in"/>
      <style:text-properties fo:language="en" fo:country="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line-height="100%" fo:text-indent="0in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line-height="100%" fo:text-indent="0in"/>
      <style:text-properties fo:language="en" fo:country="US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line-height="100%" fo:text-indent="0in"/>
      <style:text-properties fo:language="en" fo:country="US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line-height="100%" fo:text-indent="0in"/>
      <style:text-properties fo:language="en" fo:country="US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line-height="100%" fo:text-indent="0in"/>
      <style:text-properties fo:language="en" fo:country="US"/>
    </style:style>
    <style:style style:name="TableRow40" style:family="table-row">
      <style:table-row-properties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 fo:text-indent="0in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 fo:text-indent="0in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line-height="100%" fo:text-indent="0in"/>
      <style:text-properties fo:language="en" fo:country="US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line-height="100%" fo:text-indent="0in"/>
      <style:text-properties fo:language="en" fo:country="US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line-height="100%" fo:text-indent="0in"/>
      <style:text-properties fo:language="en" fo:country="US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line-height="100%" fo:text-indent="0in"/>
      <style:text-properties fo:language="en" fo:country="US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line-height="100%" fo:text-indent="0in"/>
      <style:text-properties fo:language="en" fo:country="US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line-height="100%" fo:text-indent="0in"/>
      <style:text-properties fo:language="en" fo:country="US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line-height="100%" fo:text-indent="0in"/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line-height="100%" fo:text-indent="0in"/>
      <style:text-properties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line-height="100%" fo:text-indent="0in"/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line-height="100%" fo:text-indent="0in"/>
      <style:text-properties fo:language="en" fo:country="US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line-height="100%" fo:text-indent="0in"/>
      <style:text-properties fo:language="en" fo:country="US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line-height="100%" fo:text-indent="0in"/>
      <style:text-properties fo:language="en" fo:country="US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line-height="100%" fo:text-indent="0in"/>
      <style:text-properties fo:language="en" fo:country="US"/>
    </style:style>
    <style:style style:name="TableRow73" style:family="table-row">
      <style:table-row-properties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line-height="100%" fo:text-indent="0in"/>
      <style:text-properties fo:language="en" fo:country="US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line-height="100%" fo:text-indent="0in"/>
      <style:text-properties fo:language="en" fo:country="US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line-height="100%" fo:text-indent="0in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line-height="100%" fo:text-indent="0in"/>
      <style:text-properties fo:language="en" fo:country="US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line-height="100%" fo:text-indent="0in"/>
      <style:text-properties fo:language="en" fo:country="US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line-height="100%" fo:text-indent="0in"/>
      <style:text-properties fo:language="en" fo:country="US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line-height="100%" fo:text-indent="0in"/>
      <style:text-properties fo:language="en" fo:country="US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line-height="100%" fo:text-indent="0in"/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line-height="100%" fo:text-indent="0in"/>
      <style:text-properties fo:language="en" fo:country="US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line-height="100%" fo:text-indent="0in"/>
      <style:text-properties fo:language="en" fo:country="US"/>
    </style:style>
    <style:style style:name="TableRow95" style:family="table-row">
      <style:table-row-properties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line-height="100%" fo:text-indent="0in"/>
      <style:text-properties fo:language="en" fo:country="US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line-height="100%" fo:text-indent="0in"/>
      <style:text-properties fo:language="en" fo:country="US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line-height="100%" fo:text-indent="0in"/>
      <style:text-properties fo:language="en" fo:country="US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line-height="100%" fo:text-indent="0in"/>
      <style:text-properties fo:language="en" fo:country="US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line-height="100%" fo:text-indent="0in"/>
      <style:text-properties fo:language="en" fo:country="US"/>
    </style:style>
    <style:style style:name="TableRow106" style:family="table-row">
      <style:table-row-properties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line-height="100%" fo:text-indent="0in"/>
      <style:text-properties fo:language="en" fo:country="US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line-height="100%" fo:text-indent="0in"/>
      <style:text-properties fo:language="en" fo:country="US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line-height="100%" fo:text-indent="0in"/>
      <style:text-properties fo:language="en" fo:country="US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line-height="100%" fo:text-indent="0in"/>
      <style:text-properties fo:language="en" fo:country="US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line-height="100%" fo:text-indent="0in"/>
      <style:text-properties fo:language="en" fo:country="US"/>
    </style:style>
    <style:style style:name="TableRow117" style:family="table-row">
      <style:table-row-properties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line-height="100%" fo:text-indent="0in"/>
      <style:text-properties fo:language="en" fo:country="US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line-height="100%" fo:text-indent="0in"/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line-height="100%" fo:text-indent="0in"/>
      <style:text-properties fo:language="en" fo:country="US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line-height="100%" fo:text-indent="0in"/>
      <style:text-properties fo:language="en" fo:country="US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line-height="100%" fo:text-indent="0in"/>
      <style:text-properties fo:language="en" fo:country="US"/>
    </style:style>
    <style:style style:name="TableRow128" style:family="table-row">
      <style:table-row-properties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line-height="100%" fo:text-indent="0in"/>
      <style:text-properties fo:language="en" fo:country="US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line-height="100%" fo:text-indent="0in"/>
      <style:text-properties fo:language="en" fo:country="US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line-height="100%" fo:text-indent="0in"/>
      <style:text-properties fo:language="en" fo:country="US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line-height="100%" fo:text-indent="0in"/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line-height="100%" fo:text-indent="0in"/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line-height="100%" fo:text-indent="0in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line-height="100%" fo:text-indent="0in"/>
      <style:text-properties fo:language="en" fo:country="US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line-height="100%" fo:text-indent="0in"/>
      <style:text-properties fo:language="en" fo:country="US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line-height="100%" fo:text-indent="0in"/>
      <style:text-properties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line-height="100%" fo:text-indent="0in"/>
      <style:text-properties fo:language="en" fo:country="US"/>
    </style:style>
    <style:style style:name="TableRow150" style:family="table-row">
      <style:table-row-properties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line-height="100%" fo:text-indent="0in"/>
      <style:text-properties fo:language="en" fo:country="US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line-height="100%" fo:text-indent="0in"/>
      <style:text-properties fo:language="en" fo:country="US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line-height="100%" fo:text-indent="0in"/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line-height="100%" fo:text-indent="0in"/>
      <style:text-properties fo:language="en" fo:country="US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line-height="100%" fo:text-indent="0in"/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line-height="100%" fo:text-indent="0in"/>
      <style:text-properties fo:language="en" fo:country="US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P165" style:parent-style-name="Normal" style:family="paragraph">
      <style:paragraph-properties fo:line-height="100%" fo:text-indent="0in"/>
      <style:text-properties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line-height="100%" fo:text-indent="0in"/>
      <style:text-properties fo:language="en" fo:country="US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line-height="100%" fo:text-indent="0in"/>
      <style:text-properties fo:language="en" fo:country="US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line-height="100%" fo:text-indent="0in"/>
      <style:text-properties fo:language="en" fo:country="US"/>
    </style:style>
    <style:style style:name="TableRow172" style:family="table-row">
      <style:table-row-properties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Normal" style:family="paragraph">
      <style:paragraph-properties fo:line-height="100%" fo:text-indent="0in"/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line-height="100%" fo:text-indent="0in"/>
      <style:text-properties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line-height="100%" fo:text-indent="0in"/>
      <style:text-properties fo:language="en" fo:country="US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Normal" style:family="paragraph">
      <style:paragraph-properties fo:line-height="100%" fo:text-indent="0in"/>
      <style:text-properties fo:language="en" fo:country="US"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line-height="100%" fo:text-indent="0in"/>
      <style:text-properties fo:language="en" fo:country="US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line-height="100%" fo:text-indent="0in"/>
      <style:text-properties fo:language="en" fo:country="US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line-height="100%" fo:text-indent="0in"/>
      <style:text-properties fo:language="en" fo:country="US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line-height="100%" fo:text-indent="0in"/>
      <style:text-properties fo:language="en" fo:country="US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line-height="100%" fo:text-indent="0in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line-height="100%" fo:text-indent="0in"/>
      <style:text-properties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line-height="100%" fo:text-indent="0in"/>
      <style:text-properties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line-height="100%" fo:text-indent="0in"/>
      <style:text-properties fo:language="en" fo:country="US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line-height="100%" fo:text-indent="0in"/>
      <style:text-properties fo:language="en" fo:country="US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line-height="100%" fo:text-indent="0in"/>
      <style:text-properties fo:language="en" fo:country="US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line-height="100%" fo:text-indent="0in"/>
      <style:text-properties fo:language="en" fo:country="US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line-height="100%" fo:text-indent="0in"/>
      <style:text-properties fo:language="en" fo:country="US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line-height="100%" fo:text-indent="0in"/>
      <style:text-properties fo:language="en" fo:country="US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line-height="100%" fo:text-indent="0in"/>
      <style:text-properties fo:language="en" fo:country="US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line-height="100%" fo:text-indent="0in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line-height="100%" fo:text-indent="0in"/>
      <style:text-properties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line-height="100%" fo:text-indent="0in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line-height="100%" fo:text-indent="0in"/>
      <style:text-properties fo:language="en" fo:country="US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line-height="100%" fo:text-indent="0in"/>
      <style:text-properties fo:language="en" fo:country="US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line-height="100%" fo:text-indent="0in"/>
      <style:text-properties fo:language="en" fo:country="US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line-height="100%" fo:text-indent="0in"/>
      <style:text-properties fo:language="en" fo:country="US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line-height="100%" fo:text-indent="0in"/>
      <style:text-properties fo:language="en" fo:country="US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line-height="100%" fo:text-indent="0in"/>
      <style:text-properties fo:language="en" fo:country="US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line-height="100%" fo:text-indent="0in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line-height="100%" fo:text-indent="0in"/>
      <style:text-properties fo:language="en" fo:country="US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line-height="100%" fo:text-indent="0in"/>
      <style:text-properties fo:language="en" fo:country="US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line-height="100%" fo:text-indent="0in"/>
      <style:text-properties fo:language="en" fo:country="US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line-height="100%" fo:text-indent="0in"/>
      <style:text-properties fo:language="en" fo:country="US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line-height="100%" fo:text-indent="0in"/>
      <style:text-properties fo:language="en" fo:country="US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line-height="100%" fo:text-indent="0in"/>
      <style:text-properties fo:language="en" fo:country="US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line-height="100%" fo:text-indent="0in"/>
      <style:text-properties fo:language="en" fo:country="US"/>
    </style:style>
    <style:style style:name="P249" style:parent-style-name="Normal" style:family="paragraph">
      <style:text-properties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Variable</text:p>
          </table:table-cell>
          <table:table-cell table:style-name="TableCell10">
            <text:p text:style-name="P11">Cluster 1 mean(SD)</text:p>
          </table:table-cell>
          <table:table-cell table:style-name="TableCell12">
            <text:p text:style-name="P13"/>
          </table:table-cell>
          <table:table-cell table:style-name="TableCell14">
            <text:p text:style-name="P15">Cluster 2 mean(SD)</text:p>
          </table:table-cell>
          <table:table-cell table:style-name="TableCell16">
            <text:p text:style-name="P17"/>
          </table:table-cell>
        </table:table-row>
        <table:table-row table:style-name="TableRow18">
          <table:table-cell table:style-name="TableCell19">
            <text:p text:style-name="P20"/>
          </table:table-cell>
          <table:table-cell table:style-name="TableCell21">
            <text:p text:style-name="P22">Self-reported CD mean(SD)</text:p>
          </table:table-cell>
          <table:table-cell table:style-name="TableCell23">
            <text:p text:style-name="P24">No self-reported CD mean(SD)</text:p>
          </table:table-cell>
          <table:table-cell table:style-name="TableCell25">
            <text:p text:style-name="P26">Self reported CD mean(SD)</text:p>
          </table:table-cell>
          <table:table-cell table:style-name="TableCell27">
            <text:p text:style-name="P28">No self-reported CD mean(SD)</text:p>
          </table:table-cell>
        </table:table-row>
        <table:table-row table:style-name="TableRow29">
          <table:table-cell table:style-name="TableCell30">
            <text:p text:style-name="P31">N</text:p>
          </table:table-cell>
          <table:table-cell table:style-name="TableCell32">
            <text:p text:style-name="P33">41</text:p>
          </table:table-cell>
          <table:table-cell table:style-name="TableCell34">
            <text:p text:style-name="P35"/>
          </table:table-cell>
          <table:table-cell table:style-name="TableCell36">
            <text:p text:style-name="P37">29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>33</text:p>
          </table:table-cell>
          <table:table-cell table:style-name="TableCell45">
            <text:p text:style-name="P46">8</text:p>
          </table:table-cell>
          <table:table-cell table:style-name="TableCell47">
            <text:p text:style-name="P48">10</text:p>
          </table:table-cell>
          <table:table-cell table:style-name="TableCell49">
            <text:p text:style-name="P50">19</text:p>
          </table:table-cell>
        </table:table-row>
        <table:table-row table:style-name="TableRow51">
          <table:table-cell table:style-name="TableCell52">
            <text:p text:style-name="P53">Demographic variables</text:p>
          </table:table-cell>
          <table:table-cell table:style-name="TableCell54">
            <text:p text:style-name="P55"/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Age</text:p>
          </table:table-cell>
          <table:table-cell table:style-name="TableCell65">
            <text:p text:style-name="P66">50.59(14.8)</text:p>
          </table:table-cell>
          <table:table-cell table:style-name="TableCell67">
            <text:p text:style-name="P68"/>
          </table:table-cell>
          <table:table-cell table:style-name="TableCell69">
            <text:p text:style-name="P70">47.86(12.1)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>50.94(13.6)</text:p>
          </table:table-cell>
          <table:table-cell table:style-name="TableCell78">
            <text:p text:style-name="P79">49.13(19.9)</text:p>
          </table:table-cell>
          <table:table-cell table:style-name="TableCell80">
            <text:p text:style-name="P81">51.5(10.4)</text:p>
          </table:table-cell>
          <table:table-cell table:style-name="TableCell82">
            <text:p text:style-name="P83">45.95(12.8)</text:p>
          </table:table-cell>
        </table:table-row>
        <table:table-row table:style-name="TableRow84">
          <table:table-cell table:style-name="TableCell85">
            <text:p text:style-name="P86">Education</text:p>
          </table:table-cell>
          <table:table-cell table:style-name="TableCell87">
            <text:p text:style-name="P88">14.91(2.8)</text:p>
          </table:table-cell>
          <table:table-cell table:style-name="TableCell89">
            <text:p text:style-name="P90"/>
          </table:table-cell>
          <table:table-cell table:style-name="TableCell91">
            <text:p text:style-name="P92">15.83(3.38)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15(2.61)</text:p>
          </table:table-cell>
          <table:table-cell table:style-name="TableCell100">
            <text:p text:style-name="P101">14.6(3.7)</text:p>
          </table:table-cell>
          <table:table-cell table:style-name="TableCell102">
            <text:p text:style-name="P103">15.3(3.53)</text:p>
          </table:table-cell>
          <table:table-cell table:style-name="TableCell104">
            <text:p text:style-name="P105">16.1(3.35)</text:p>
          </table:table-cell>
        </table:table-row>
        <table:table-row table:style-name="TableRow106">
          <table:table-cell table:style-name="TableCell107">
            <text:p text:style-name="P108">Cognitive variables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Pvt reaction time in ms</text:p>
          </table:table-cell>
          <table:table-cell table:style-name="TableCell120">
            <text:p text:style-name="P121">.3571(.0704)</text:p>
          </table:table-cell>
          <table:table-cell table:style-name="TableCell122">
            <text:p text:style-name="P123"/>
          </table:table-cell>
          <table:table-cell table:style-name="TableCell124">
            <text:p text:style-name="P125">.2898(0.0232)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TMT-A in s</text:p>
          </table:table-cell>
          <table:table-cell table:style-name="TableCell142">
            <text:p text:style-name="P143">29.97(7.99)</text:p>
          </table:table-cell>
          <table:table-cell table:style-name="TableCell144">
            <text:p text:style-name="P145"/>
          </table:table-cell>
          <table:table-cell table:style-name="TableCell146">
            <text:p text:style-name="P147">19.49(4.02)</text:p>
          </table:table-cell>
          <table:table-cell table:style-name="TableCell148">
            <text:p text:style-name="P149"/>
          </table:table-cell>
        </table:table-row>
        <table:table-row table:style-name="TableRow150"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TMT-B in s</text:p>
          </table:table-cell>
          <table:table-cell table:style-name="TableCell164">
            <text:p text:style-name="P165">62.76(25.2)</text:p>
          </table:table-cell>
          <table:table-cell table:style-name="TableCell166">
            <text:p text:style-name="P167"/>
          </table:table-cell>
          <table:table-cell table:style-name="TableCell168">
            <text:p text:style-name="P169">42.96(10.46)</text:p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/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  <table:table-cell table:style-name="TableCell179">
            <text:p text:style-name="P180"/>
          </table:table-cell>
          <table:table-cell table:style-name="TableCell181">
            <text:p text:style-name="P182"/>
          </table:table-cell>
        </table:table-row>
        <table:table-row table:style-name="TableRow183">
          <table:table-cell table:style-name="TableCell184">
            <text:p text:style-name="P185">TMT_diff in s</text:p>
          </table:table-cell>
          <table:table-cell table:style-name="TableCell186">
            <text:p text:style-name="P187">32.79(22.06)</text:p>
          </table:table-cell>
          <table:table-cell table:style-name="TableCell188">
            <text:p text:style-name="P189"/>
          </table:table-cell>
          <table:table-cell table:style-name="TableCell190">
            <text:p text:style-name="P191">23.47(9.5)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>
            <text:p text:style-name="P207">Nback misses 1</text:p>
          </table:table-cell>
          <table:table-cell table:style-name="TableCell208">
            <text:p text:style-name="P209">11.32(5.21)</text:p>
          </table:table-cell>
          <table:table-cell table:style-name="TableCell210">
            <text:p text:style-name="P211"/>
          </table:table-cell>
          <table:table-cell table:style-name="TableCell212">
            <text:p text:style-name="P213">5.83(3.93)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>
            <text:p text:style-name="P229">Nback misses 2</text:p>
          </table:table-cell>
          <table:table-cell table:style-name="TableCell230">
            <text:p text:style-name="P231">15.66(3.00)</text:p>
          </table:table-cell>
          <table:table-cell table:style-name="TableCell232">
            <text:p text:style-name="P233"/>
          </table:table-cell>
          <table:table-cell table:style-name="TableCell234">
            <text:p text:style-name="P235">10.45(3.95)</text:p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</table:table>
      <text:p text:style-name="P2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justify" style:writing-mode="lr-tb" style:vertical-align="auto" fo:line-height="150%" fo:text-indent="0.4923in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mbria" style:font-name-asian="Times New Roman" fo:color="#365F9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mbria" style:font-name-asian="Times New Roman" fo:color="#365F9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365F9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365F9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365F9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color="#365F9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365F9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365F9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365F9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mbria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 fo:margin-bottom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365F91"/>
    </style:style>
    <style:style style:name="IntenseQuote" style:display-name="Intense Quote" style:family="paragraph" style:parent-style-name="Normal" style:next-style-name="Normal">
      <style:paragraph-properties fo:border-top="0.0069in solid #365F91" fo:border-left="none" fo:border-bottom="0.0069in solid #365F9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365F9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365F9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365F9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anka Hauffe</meta:initial-creator>
    <dc:creator>Janka Hauffe</dc:creator>
    <meta:creation-date>2025-03-22T07:28:00Z</meta:creation-date>
    <dc:date>2025-03-23T08:00:00Z</dc:date>
    <meta:template xlink:href="Normal.dotm" xlink:type="simple"/>
    <meta:editing-cycles>5</meta:editing-cycles>
    <meta:editing-duration>PT0S</meta:editing-duration>
    <meta:document-statistic meta:page-count="1" meta:paragraph-count="1" meta:word-count="94" meta:character-count="688" meta:row-count="4" meta:non-whitespace-character-count="595"/>
  </office:meta>
</office:document-meta>
</file>